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A00000465A0250E354FF59C2E.png" manifest:media-type="image/png"/>
  <manifest:file-entry manifest:full-path="Pictures/10000201000004B000000258CECD223336D201E7.png" manifest:media-type="image/png"/>
  <manifest:file-entry manifest:full-path="Pictures/1000020100000257000000BABCB434CD5EE9A13B.png" manifest:media-type="image/png"/>
  <manifest:file-entry manifest:full-path="Pictures/1000020100000190000001905626C9366E9F8BDC.png" manifest:media-type="image/png"/>
  <manifest:file-entry manifest:full-path="Pictures/1000020100000103000001035A019A0D154BBAE5.png" manifest:media-type="image/png"/>
  <manifest:file-entry manifest:full-path="Pictures/10000201000003FC000003FCEC95A9CF0EEFA329.png" manifest:media-type="image/png"/>
  <manifest:file-entry manifest:full-path="Pictures/10000201000003E8000003E80E2243B9AAB96ECB.png" manifest:media-type="image/png"/>
  <manifest:file-entry manifest:full-path="Pictures/10000201000003E8000001F454630550EBE7A415.png" manifest:media-type="image/png"/>
  <manifest:file-entry manifest:full-path="Pictures/10000201000002D0000002D0C382BAFB2638B635.png" manifest:media-type="image/png"/>
  <manifest:file-entry manifest:full-path="Pictures/100002010000073300000469FF7600CE7440780B.png" manifest:media-type="image/png"/>
  <manifest:file-entry manifest:full-path="Pictures/1000020100000134000001045F3B79240C529206.png" manifest:media-type="image/png"/>
  <manifest:file-entry manifest:full-path="Pictures/100002010000063C0000017189F294811DCC5CAA.png" manifest:media-type="image/png"/>
  <manifest:file-entry manifest:full-path="Pictures/10000201000005000000035A56CD98988F9F79AD.png" manifest:media-type="image/png"/>
  <manifest:file-entry manifest:full-path="Pictures/10000201000006DC000001DD897D98F9DA78FC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4.25cm" fo:min-width="2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24.5cm" svg:x="0cm" svg:y="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501cm" svg:height="6.75cm" svg:x="1.084cm" svg:y="3.5cm">
          <draw:image xlink:href="Pictures/10000201000003E8000001F454630550EBE7A415.png" xlink:type="simple" xlink:show="embed" xlink:actuate="onLoad">
            <text:p/>
          </draw:image>
        </draw:frame>
        <draw:frame draw:style-name="gr2" draw:text-style-name="P2" draw:layer="layout" svg:width="6cm" svg:height="6cm" svg:x="1.25cm" svg:y="8.648cm">
          <draw:image xlink:href="Pictures/1000020100000103000001035A019A0D154BBAE5.png" xlink:type="simple" xlink:show="embed" xlink:actuate="onLoad">
            <text:p/>
          </draw:image>
        </draw:frame>
        <draw:frame draw:style-name="gr2" draw:text-style-name="P2" draw:layer="layout" svg:width="4.457cm" svg:height="4.457cm" svg:x="15.043cm" svg:y="5.793cm">
          <draw:image xlink:href="Pictures/1000020100000190000001905626C9366E9F8BDC.png" xlink:type="simple" xlink:show="embed" xlink:actuate="onLoad">
            <text:p/>
          </draw:image>
        </draw:frame>
        <draw:frame draw:style-name="gr2" draw:text-style-name="P2" draw:layer="layout" svg:width="7.276cm" svg:height="3.638cm" svg:x="13.724cm" svg:y="10.362cm">
          <draw:image xlink:href="Pictures/10000201000004B000000258CECD223336D201E7.png" xlink:type="simple" xlink:show="embed" xlink:actuate="onLoad">
            <text:p/>
          </draw:image>
        </draw:frame>
        <draw:frame draw:style-name="gr2" draw:text-style-name="P2" draw:layer="layout" svg:width="5.5cm" svg:height="5.5cm" svg:x="7.75cm" svg:y="9.334cm">
          <draw:image xlink:href="Pictures/10000201000002D0000002D0C382BAFB2638B63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5.25cm" svg:height="4.432cm" svg:x="1.5cm" svg:y="6.318cm">
          <draw:image xlink:href="Pictures/1000020100000134000001045F3B79240C529206.png" xlink:type="simple" xlink:show="embed" xlink:actuate="onLoad">
            <text:p/>
          </draw:image>
        </draw:frame>
        <draw:frame draw:style-name="gr2" draw:text-style-name="P2" draw:layer="layout" svg:width="15.848cm" svg:height="4.92cm" svg:x="2.416cm" svg:y="4.33cm">
          <draw:image xlink:href="Pictures/1000020100000257000000BABCB434CD5EE9A13B.png" xlink:type="simple" xlink:show="embed" xlink:actuate="onLoad">
            <text:p/>
          </draw:image>
        </draw:frame>
        <draw:frame draw:style-name="gr2" draw:text-style-name="P2" draw:layer="layout" svg:width="4.75cm" svg:height="3.184cm" svg:x="10cm" svg:y="9.35cm">
          <draw:image xlink:href="Pictures/10000201000005000000035A56CD98988F9F79AD.png" xlink:type="simple" xlink:show="embed" xlink:actuate="onLoad">
            <text:p/>
          </draw:image>
        </draw:frame>
        <draw:frame draw:style-name="gr2" draw:text-style-name="P2" draw:layer="layout" svg:width="6.999cm" svg:height="4.287cm" svg:x="13.25cm" svg:y="10.5cm">
          <draw:image xlink:href="Pictures/100002010000073300000469FF7600CE7440780B.png" xlink:type="simple" xlink:show="embed" xlink:actuate="onLoad">
            <text:p/>
          </draw:image>
        </draw:frame>
        <draw:frame draw:style-name="gr2" draw:text-style-name="P2" draw:layer="layout" svg:width="13.85cm" svg:height="3.762cm" svg:x="1.194cm" svg:y="11.488cm">
          <draw:image xlink:href="Pictures/10000201000006DC000001DD897D98F9DA78FCD6.png" xlink:type="simple" xlink:show="embed" xlink:actuate="onLoad">
            <text:p/>
          </draw:image>
        </draw:frame>
        <draw:frame draw:style-name="gr2" draw:text-style-name="P2" draw:layer="layout" svg:width="4.475cm" svg:height="4.475cm" svg:x="13cm" svg:y="7.425cm">
          <draw:image xlink:href="Pictures/10000201000003E8000003E80E2243B9AAB96ECB.png" xlink:type="simple" xlink:show="embed" xlink:actuate="onLoad">
            <text:p/>
          </draw:image>
        </draw:frame>
        <draw:frame draw:style-name="gr2" draw:text-style-name="P2" draw:layer="layout" svg:width="7.275cm" svg:height="7.275cm" svg:x="1cm" svg:y="8.025cm">
          <draw:image xlink:href="Pictures/10000201000003FC000003FCEC95A9CF0EEFA329.png" xlink:type="simple" xlink:show="embed" xlink:actuate="onLoad">
            <text:p/>
          </draw:image>
        </draw:frame>
        <draw:frame draw:style-name="gr2" draw:text-style-name="P2" draw:layer="layout" svg:width="6.35cm" svg:height="3.316cm" svg:x="6.75cm" svg:y="7.471cm">
          <draw:image xlink:href="Pictures/100002010000086A00000465A0250E354FF59C2E.png" xlink:type="simple" xlink:show="embed" xlink:actuate="onLoad">
            <text:p/>
          </draw:image>
        </draw:frame>
        <draw:frame draw:style-name="gr2" draw:text-style-name="P2" draw:layer="layout" svg:width="8.5cm" svg:height="1.965cm" svg:x="5cm" svg:y="10.5cm">
          <draw:image xlink:href="Pictures/100002010000063C0000017189F294811DCC5C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en </meta:initial-creator>
    <meta:creation-date>2016-09-19T14:13:24.604011358</meta:creation-date>
    <dc:date>2016-09-19T14:32:05.738972631</dc:date>
    <dc:creator>Adrien </dc:creator>
    <meta:editing-duration>PT4M55S</meta:editing-duration>
    <meta:editing-cycles>1</meta:editing-cycles>
    <meta:document-statistic meta:object-count="15"/>
    <meta:generator>LibreOffice/5.2.1.2$Linux_X86_64 LibreOffice_project/20m0$Build-2</meta:generator>
  </office:meta>
</office:document-meta>
</file>